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000000138EDFE0C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2.6437in" svg:height="2.4547in" draw:z-index="0"><draw:image xlink:href="Pictures/100000000000015000000138EDFE0C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3T22:03:11.92</meta:creation-date>
    <meta:document-statistic meta:table-count="0" meta:image-count="1" meta:object-count="0" meta:page-count="1" meta:paragraph-count="1" meta:word-count="0" meta:character-count="1"/>
    <dc:date>2014-12-23T22:03:33.66</dc:date>
    <dc:creator>Barry Minemyer</dc:creator>
    <meta:editing-duration>PT22S</meta:editing-duration>
    <meta:editing-cycles>1</meta:editing-cycles>
    <meta:generator>OpenOffice/4.1.1$Win32 OpenOffice.org_project/411m6$Build-9775</meta:generator>
  </office:meta>
</office:document-meta>
</file>